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73000" calcext:value-type="float">
            <text:p>173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282.81481866722" calcext:value-type="float">
            <text:p>8282.814818667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45000" calcext:value-type="float">
            <text:p>245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136.19047619048" calcext:value-type="float">
            <text:p>213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825.238095238095" calcext:value-type="float">
            <text:p>825.238095238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906.19047619048" calcext:value-type="float">
            <text:p>2906.190476190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20" office:value-type="float" office:value="770" calcext:value-type="float">
            <text:p>770</text:p>
          </table:table-cell>
          <table:table-cell table:formula="of:=[.F61]/20" office:value-type="float" office:value="630" calcext:value-type="float">
            <text:p>630</text:p>
          </table:table-cell>
          <table:table-cell/>
          <table:table-cell table:formula="of:=SUM([.D84:.F84])" office:value-type="float" office:value="2080.95238095238" calcext:value-type="float">
            <text:p>2080.952380952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80.952380952381" calcext:value-type="float">
            <text:p>680.952380952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34.7619047619" calcext:value-type="float">
            <text:p>58034.7619047619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/>
          <table:table-cell table:style-name="ce15" table:formula="of:=SUM([.B90:.F90])" office:value-type="float" office:value="32600" calcext:value-type="float">
            <text:p>32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1675.5980861244" calcext:value-type="float">
            <text:p>1675.598086124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1225.5980861244" calcext:value-type="float">
            <text:p>1225.598086124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1675.5980861244" calcext:value-type="float">
            <text:p>1675.598086124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675.5980861244" calcext:value-type="float">
            <text:p>1675.598086124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2" office:value-type="float" office:value="404.545454545455" calcext:value-type="float">
            <text:p>404.5454545455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20" office:value-type="float" office:value="0" calcext:value-type="float">
            <text:p>0</text:p>
          </table:table-cell>
          <table:table-cell/>
          <table:table-cell table:formula="of:=SUM([.C113];[.F113])" office:value-type="float" office:value="404.545454545455" calcext:value-type="float">
            <text:p>404.5454545455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20.334928229665" calcext:value-type="float">
            <text:p>820.3349282297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33420.3349282297" calcext:value-type="float">
            <text:p>33420.3349282297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1:25:24.423260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4T11:25:51.332779376</dc:date>
    <meta:editing-duration>P11DT4H50M54S</meta:editing-duration>
    <meta:editing-cycles>3397</meta:editing-cycles>
    <meta:generator>LibreOffice/4.2.8.2$Linux_X86_64 LibreOffice_project/420m0$Build-2</meta:generator>
    <meta:document-statistic meta:table-count="20" meta:cell-count="9411" meta:object-count="0"/>
  </office:meta>
</office:document-meta>
</file>